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tyle:font-face style:name="Symbol" svg:font-family="Symbol"/>
    <style:font-face style:name="Times New Roman1" svg:font-family="'Times New Roman'"/>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Heading_20_2">
      <style:text-properties officeooo:rsid="003de7b0" officeooo:paragraph-rsid="003de7b0"/>
    </style:style>
    <style:style style:name="P6" style:family="paragraph" style:parent-style-name="Heading_20_2">
      <style:text-properties officeooo:paragraph-rsid="003eb18d"/>
    </style:style>
    <style:style style:name="P7" style:family="paragraph" style:parent-style-name="Title" style:master-page-name="MasterPage2">
      <style:paragraph-properties style:page-number="auto"/>
    </style:style>
    <style:style style:name="P8" style:family="paragraph" style:parent-style-name="Text_20_body" style:list-style-name="L1"/>
    <style:style style:name="P9" style:family="paragraph" style:parent-style-name="Text_20_body" style:list-style-name="L1">
      <style:text-properties officeooo:paragraph-rsid="003de7b0"/>
    </style:style>
    <style:style style:name="P10" style:family="paragraph" style:parent-style-name="Text_20_body" style:list-style-name="L2"/>
    <style:style style:name="P11" style:family="paragraph" style:parent-style-name="Text_20_body" style:list-style-name="L2">
      <style:text-properties officeooo:rsid="003ca1f7" officeooo:paragraph-rsid="003ca1f7"/>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 fo:font-size="11pt" style:font-name-asian="Trebuchet MS" style:font-size-asian="11pt" style:font-name-complex="Trebuchet MS" style:font-size-complex="11pt"/>
    </style:style>
    <style:style style:name="T45" style:family="text">
      <style:text-properties style:font-name="Times New Roman" fo:font-size="11pt" officeooo:rsid="00209ea1" style:font-name-asian="Trebuchet MS" style:font-size-asian="11pt" style:font-name-complex="Trebuchet MS" style:font-size-complex="11pt"/>
    </style:style>
    <style:style style:name="T46" style:family="text">
      <style:text-properties style:font-name="Times New Roman" fo:font-size="11pt" officeooo:rsid="001d2f94" style:font-name-asian="Trebuchet MS" style:font-size-asian="11pt" style:font-name-complex="Trebuchet MS" style:font-size-complex="11pt"/>
    </style:style>
    <style:style style:name="T47" style:family="text">
      <style:text-properties style:font-name="Times New Roman" fo:font-size="11pt" officeooo:rsid="002e98bd" style:font-name-asian="Trebuchet MS" style:font-size-asian="11pt" style:font-name-complex="Trebuchet MS" style:font-size-complex="11pt"/>
    </style:style>
    <style:style style:name="T48" style:family="text">
      <style:text-properties style:font-name="Times New Roman"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8da73"/>
    </style:style>
    <style:style style:name="T54" style:family="text">
      <style:text-properties officeooo:rsid="001a5eab"/>
    </style:style>
    <style:style style:name="T55" style:family="text">
      <style:text-properties officeooo:rsid="001c47bb"/>
    </style:style>
    <style:style style:name="T56" style:family="text">
      <style:text-properties officeooo:rsid="001cbd0e"/>
    </style:style>
    <style:style style:name="T57" style:family="text">
      <style:text-properties officeooo:rsid="001e69cf"/>
    </style:style>
    <style:style style:name="T58" style:family="text">
      <style:text-properties officeooo:rsid="001fa158"/>
    </style:style>
    <style:style style:name="T59" style:family="text">
      <style:text-properties officeooo:rsid="001fb180"/>
    </style:style>
    <style:style style:name="T60" style:family="text">
      <style:text-properties officeooo:rsid="00207841"/>
    </style:style>
    <style:style style:name="T61" style:family="text">
      <style:text-properties officeooo:rsid="00225099"/>
    </style:style>
    <style:style style:name="T62" style:family="text">
      <style:text-properties officeooo:rsid="002283e5"/>
    </style:style>
    <style:style style:name="T63" style:family="text">
      <style:text-properties officeooo:rsid="0023b7bb"/>
    </style:style>
    <style:style style:name="T64" style:family="text">
      <style:text-properties officeooo:rsid="0023eaa3"/>
    </style:style>
    <style:style style:name="T65" style:family="text">
      <style:text-properties officeooo:rsid="00250755"/>
    </style:style>
    <style:style style:name="T66" style:family="text">
      <style:text-properties officeooo:rsid="00253117"/>
    </style:style>
    <style:style style:name="T67" style:family="text">
      <style:text-properties officeooo:rsid="0025aee7"/>
    </style:style>
    <style:style style:name="T68" style:family="text">
      <style:text-properties officeooo:rsid="00282e4b"/>
    </style:style>
    <style:style style:name="T69" style:family="text">
      <style:text-properties officeooo:rsid="0029cd2d"/>
    </style:style>
    <style:style style:name="T70" style:family="text">
      <style:text-properties officeooo:rsid="002b5984"/>
    </style:style>
    <style:style style:name="T71" style:family="text">
      <style:text-properties officeooo:rsid="002bde22"/>
    </style:style>
    <style:style style:name="T72" style:family="text">
      <style:text-properties officeooo:rsid="002cb2be"/>
    </style:style>
    <style:style style:name="T73" style:family="text">
      <style:text-properties officeooo:rsid="002dbb03"/>
    </style:style>
    <style:style style:name="T74" style:family="text">
      <style:text-properties officeooo:rsid="002e6050"/>
    </style:style>
    <style:style style:name="T75" style:family="text">
      <style:text-properties officeooo:rsid="002eca9e"/>
    </style:style>
    <style:style style:name="T76" style:family="text">
      <style:text-properties officeooo:rsid="0030e5ce"/>
    </style:style>
    <style:style style:name="T77" style:family="text">
      <style:text-properties officeooo:rsid="003161f8"/>
    </style:style>
    <style:style style:name="T78" style:family="text">
      <style:text-properties officeooo:rsid="0031d3f8"/>
    </style:style>
    <style:style style:name="T79" style:family="text">
      <style:text-properties officeooo:rsid="0032c22c"/>
    </style:style>
    <style:style style:name="T80" style:family="text">
      <style:text-properties officeooo:rsid="00336c3a"/>
    </style:style>
    <style:style style:name="T81" style:family="text">
      <style:text-properties officeooo:rsid="00357ede"/>
    </style:style>
    <style:style style:name="T82" style:family="text">
      <style:text-properties officeooo:rsid="00374f8e"/>
    </style:style>
    <style:style style:name="T83" style:family="text">
      <style:text-properties officeooo:rsid="0037da1e"/>
    </style:style>
    <style:style style:name="T84" style:family="text">
      <style:text-properties officeooo:rsid="0039cb9f"/>
    </style:style>
    <style:style style:name="T85" style:family="text">
      <style:text-properties officeooo:rsid="003b576b"/>
    </style:style>
    <style:style style:name="T86" style:family="text">
      <style:text-properties officeooo:rsid="003ca1f7"/>
    </style:style>
    <style:style style:name="T87" style:family="text">
      <style:text-properties officeooo:rsid="003ca7e9"/>
    </style:style>
    <style:style style:name="T88" style:family="text">
      <style:text-properties officeooo:rsid="003cbc53"/>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s<text:span text:style-name="T84">s</text:span>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1</text:a></text:p>
          <text:p text:style-name="P3"><text:a xlink:type="simple" xlink:href="#__RefHeading___Toc674_387888500" text:style-name="Index_20_Link" text:visited-style-name="Index_20_Link">Partie 1 - « Maintien en Condition Opérationnelle puis Développement d’une Application Web en Java EE 7 »<text:tab/>1</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4"><text:a xlink:type="simple" xlink:href="#__RefHeading___Toc613_19404121531" text:style-name="Index_20_Link" text:visited-style-name="Index_20_Link">Caractérisation des compétences mobilisées durant cette activité<text:tab/>3</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sur un serveur Unix »<text:tab/>4</text:a></text:p>
          <text:p text:style-name="P4"><text:a xlink:type="simple" xlink:href="#__RefHeading___Toc684_387888500" text:style-name="Index_20_Link" text:visited-style-name="Index_20_Link">Contexte<text:tab/>4</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8</text:a></text:p>
          <text:p text:style-name="P4"><text:a xlink:type="simple" xlink:href="#__RefHeading___Toc678_387888500" text:style-name="Index_20_Link" text:visited-style-name="Index_20_Link">Description de l’activité<text:tab/>9</text:a></text:p>
          <text:p text:style-name="P4"><text:a xlink:type="simple" xlink:href="#__RefHeading___Toc613_1940412153" text:style-name="Index_20_Link" text:visited-style-name="Index_20_Link">Caractérisation des compétences mobilisées durant cette activité<text:tab/>11</text:a></text:p>
        </text:index-body>
      </text:table-of-content>
      <text:p text:style-name="Title"/>
      <text:p text:style-name="Heading_20_1"><text:bookmark-start text:name="__RefHeading___Toc668_387888500"/>Introduction<text:bookmark-end text:name="__RefHeading___Toc668_387888500"/></text:p>
      <text:p text:style-name="Text_20_body"><text:soft-page-break/>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 <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Contexte<text:bookmark-end text:name="__RefHeading___Toc676_387888500"/></text:p>
      <text:p text:style-name="Text_20_body">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text:soft-page-break/>prodigués à mes collègues, <text:span text:style-name="T24">portant alors principalement</text:span> sur les nouveautés apportées par l’itération 8 du langage J<text:span text:style-name="T53">ava</text:span> comme par exemple la programmation fonctionnell<text:span text:style-name="T24">e</text:span>, l’écriture lambda <text:span text:style-name="T24">ou </text:span><text:span text:style-name="T25">l’utilisation de</text:span> <text:span text:style-name="T24">la clas</text:span>se Optional. <text:span text:style-name="T27">L</text:span>’architecture du projet relatif à <text:span text:style-name="T28">la</text:span> première 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text:span text:style-name="T29"> </text:span>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text:span text:style-name="T54">contournable</text:span> dans le processus de rédaction de code métier, ce projet a donné l’occasion de mettre en place une métrique à l’aide de SonarQube et définir un minimum de couverture de code attendu lors de la compilation est ainsi limiter la livraison de code non couvert. <text:span text:style-name="T55">C</text:span>e projet <text:span text:style-name="T55">a ainsi apporté l’occasion </text:span>de pouvoir se remettre à niveau sur le langage <text:span text:style-name="T55">et</text:span>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Text_20_body"><text:span text:style-name="T24">L’équipe de maîtrise d’ouvrage était pour moi d</text:span><text:span text:style-name="T55">urant ces 2 </text:span><text:span text:style-name="T53">pr</text:span><text:span text:style-name="T24">ojet</text:span><text:span text:style-name="T55">s</text:span><text:span text:style-name="T24"> un acteur incontournable pour ce qui est de la description du besoin et de la levée de doutes lorsque les spécifications étaient incomplètes ou contradictoires.</text:span></text:p>
      <text:p text:style-name="Text_20_body">Une journée type dans <text:span text:style-name="T26">ces</text:span> <text:span text:style-name="T19">2 </text:span>expérience<text:span text:style-name="T26">s</text:span> se déroule ainsi : </text:p>
      <text:list xml:id="list1751112984" text:style-name="L1">
        <text:list-item>
          <text:p text:style-name="P8"><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8"><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8">Écriture d’un code correctif et tests</text:p>
        </text:list-item>
        <text:list-item>
          <text:p text:style-name="P9">Livraison documentée</text:p>
        </text:list-item>
      </text:list>
      <text:p text:style-name="P5"><text:bookmark-start text:name="__RefHeading___Toc613_19404121531"/><text:soft-page-break/>Caractérisation des compétences mobilisées durant cette activité<text:bookmark-end text:name="__RefHeading___Toc613_19404121531"/></text:p>
      <text:p text:style-name="Text_20_body">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text:span> <text:span text:style-name="T55">acquises </text:span>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text:span text:style-name="T22"> </text:span>(DEVOXX<text:span text:style-name="T23">)</text:span>).</text:p>
      <text:p text:style-name="Text_20_body"/>
      <text:p text:style-name="Heading_20_1"><text:bookmark-start text:name="__RefHeading___Toc672_387888500"/>« Réalisation de deux grappes de sites Internet par le CMS Joomla avec le plug-in Joomla Multi-sites puis leur intégration par script <text:span text:style-name="T88">sur un serveur </text:span>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text:span text:style-name="T35">Octobre</text:span> 2018 à aujourd’hui <text:span text:style-name="T34">(</text:span><text:span text:style-name="T56">Avril </text:span><text:span text:style-name="T34">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xt:span text:style-name="T71">de réalisation de projet</text:span>, un chef de projet et une autorité cliente <text:span text:style-name="T57">regroupant plusieurs personnes, s’agissant d’une entité </text:span><text:span text:style-name="T72">et non </text:span><text:span text:style-name="T57">d’une personne physique</text:span>.</text:p>
      <text:p text:style-name="Text_20_body">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text:span text:style-name="T57">avec sa base de données MySQL</text:span> sur un serveur CentOS qui est la plateforme de développement de ce projet. A mon arrivée sur le projet la base était finalisée, j’ai donc pu créer un site parmi les premiers livrés sur la plateforme de développement.</text:p>
      <text:p text:style-name="P6"><text:bookmark-start text:name="__RefHeading___Toc686_3878885001"/><text:soft-page-break/>Description de l’activité<text:bookmark-end text:name="__RefHeading___Toc686_3878885001"/></text:p>
      <text:p text:style-name="Text_20_body">La création de sites demande de maîtriser l’interface d’administration du CMS Joomla mais les compétences en SQL et administration serveur demandées y sont <text:span text:style-name="T57">pour cette tâche très marginales, elles se résument à faire et remettre des dumps ou des copies de fichiers.</text:span> Réaliser un site Joomla demande énormément de tâches répétitives <text:span text:style-name="T37">où la</text:span> souris <text:span text:style-name="T37">y est</text:span> bien plus utilisée que le clavi<text:span text:style-name="T57">er</text:span></text:p>
      <text:p text:style-name="Text_20_body">Cela a changé lorsqu’il a fallu livrer les sites alors réalisés sur la plateforme de pré-production à l’équipe de livraison par ticket. <text:span text:style-name="T38">La procédure est la suivante : copie du répertoire des fichiers des sites à un autre endroit </text:span><text:span text:style-name="T58">choisi presque aléatoirement</text:span><text:span text:style-name="T38">, écriture d’un script capable de reparamétrer l’ensemble des sites en fonction de ce nouvel emplacement «aléatoire », tests </text:span><text:span text:style-name="T58">de bonne exécution du script</text:span><text:span text:style-name="T38">, création d’une archive allégée </text:span><text:span text:style-name="T58">de ces fichiers</text:span><text:span text:style-name="T38"> </text:span>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text:span><text:span text:style-name="T58">et</text:span><text:span text:style-name="T38">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Text_20_body">Lorsque des clients ont commencé à demander une persistance de leurs modifications apportées sur leur site hébergé sur la plateforme de pré-production, les scripts ont pris en complexité puisqu’il n’était alors plus question d<text:span text:style-name="T59">e « simplement » </text:span>effacer puis réécrire mais bien d’insérer les nouveaux sites à côté des existants, modifier et supprimer les existants le cas échéant et ce toujours sans connaître l’arborescence ou la configuration du serveur impacté. Mes bases en shell Windows m’ont permis de <text:span text:style-name="T59">rapidement</text:span> monter en compétence en shell Linux et ainsi réaliser ces scripts demandant de plus en plus de complexité, l’intégration étant donc <text:span text:style-name="T59">devenue (et ceci est valable encore aujourd’hui) </text:span>sur ce projet ce qui demand<text:span text:style-name="T59">e</text:span>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text:soft-page-break/>livrions alors en moyenne, chaque mois, un script complet de livraison puis un script correctif corrigeant les inévitables erreurs ce qui nous faisait livrer gratuitement. <text:span text:style-name="T60">Avec</text:span><text:span text:style-name="T38"> ce nouveau système </text:span>cela nous devenait alors impossible puisque le seul script initial, si tant est qu’il se passait bien, demanderait alors 59 fois le prix d’un <text:span text:style-name="T38">ticket au lieu d’être gratuit </text:span>! <text:span text:style-name="T38">Et </text:span><text:span text:style-name="T61">encore aucun </text:span><text:span text:style-name="T38">script de livraison n’a abouti </text:span><text:span text:style-name="T62">à 100 %</text:span><text:span text:style-name="T38"> du premier coup.</text:span></text:p>
      <text:p text:style-name="Text_20_body">Nous n’avions d<text:span text:style-name="T63">onc </text:span>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text:span text:style-name="T64">que de </text:span>celui de bloquer une table pour gérer la concurrence des accès. <text:span text:style-name="T38">Il ne dispose d’aucun autre droit pour empêcher cet utilisateur d’accéder aux tables d’un autre site. </text:span>Une fois la solution adoptée, <text:span text:style-name="T65">la livrer </text:span>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Text_20_body">Si j’insiste sur cette phase c’est que la réussite de <text:span text:style-name="T43">cet</text:span> audit de sécurité préliminaire était déterminante pour l’avenir du projet : <text:span text:style-name="T66">l</text:span>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Text_20_body">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text:soft-page-break/>dépôt par le gestionnaire de paquets de la machine virtuelle. <text:span text:style-name="T43">Ce dépôt est plutôt complet puisque l</text:span>’installation de mes paquets et de leurs dépendances est <text:span text:style-name="T67">alors </text:span>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text:span text:style-name="T73">(ne disposant donc que de comptes limités connus) </text:span>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text:span text:style-name="T69">6</text:span> sites Internet et <text:span text:style-name="T68">61</text:span> sites Intranet qui ont été livrés sur leur plateforme de pré-production respective et seront par la suite migrés sur une plateforme de production.</text:p>
      <text:p text:style-name="Text_20_body">Depuis août 2021 j’occupe sur ce projet le rôle de responsable <text:span text:style-name="T70">de réalisation de projet</text:span>. Par sous-effectif cette fonction s’ajoute à ma fonction de développeur-intégrateur, fonction que je <text:soft-page-break/>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text:soft-page-break/>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text:span text:style-name="T75">plus de 8 </text:span>mois de réalisation, de fin janvier 2018 à <text:span text:style-name="T75">mi</text:span> <text:span text:style-name="T75">octobre</text:span>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Les micro-services communiquent en REST (HTTP) par le framework Springboot et sont montés sur un serveur Wildfly, les queues asynchrones sont hébergées sur un serveur ActiveMQ <text:span text:style-name="T76">et </text:span>l’authentification et la sécurisation des tunnels entre micro-services est déléguée <text:span text:style-name="T77">au</text:span>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text:span text:style-name="T78">regénéré</text:span>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text:span text:style-name="T79">anet</text:span>. Elle nous donne accès à Git et SVN qui sont deux dépôts versionnés de sources, <text:span text:style-name="T80">l’o</text:span>util d’intégration continue <text:span text:style-name="T80">Jenkins </text:span>vérifiant la qualité et le respect des attentes <text:soft-page-break/>fonctionnelles lors d’envois de code <text:span text:style-name="T80">sur les dépôts Git et SVN</text:spa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text:span text:style-name="T81">Il s’agit ainsi d’u</text:span>ne alternative à la conteneurisation <text:span text:style-name="T81">ou à Terraform</text:span>, <text:span text:style-name="T81">tous deux</text:span> encore interdit<text:span text:style-name="T81">s </text:span>d’usage par la DSI de mon entreprise.</text:p>
      <text:p text:style-name="Text_20_body">La réalisation de ce Proof of Concept a demandé plusieurs phases :</text:p>
      <text:list xml:id="list2028202867" text:style-name="L2">
        <text:list-item>
          <text:p text:style-name="P10">Description d’une architecture détaillée et interopérable</text:p>
          <text:p text:style-name="P10">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10">Description de la base de données</text:p>
          <text:p text:style-name="P10">Une base de données bien décrite facilite la création des entités métier et toute la chaîne de persistance.</text:p>
        </text:list-item>
        <text:list-item>
          <text:p text:style-name="P10">Réalisation de la base du projet ave<text:span text:style-name="T86">c un premier</text:span> micro-service <text:span text:style-name="T83">ainsi que </text:span><text:span text:style-name="T85">l</text:span>a machine virtuelle de base de données</text:p>
          <text:p text:style-name="P10"><text:span text:style-name="T83">La base de données ayant été décrite, elle a été réalisée et son schéma a suivi la description faite juste avant. Une fois fait, le projet Java a pu commencer. </text:span><text:span text:style-name="T82">Là il s’agit d</text:span><text:span text:style-name="T85">e réaliser le squelette applicatif d’un micro-service avec le framework Springboot puis d’y ajouter</text:span><text:span text:style-name="T82"> les entités </text:span><text:span text:style-name="T85">métier</text:span><text:span text:style-name="T82">, le</text:span><text:span text:style-name="T85">urs </text:span><text:span text:style-name="T82">factory, les interfaces et leurs implémentations </text:span><text:span text:style-name="T86">puis enfin </text:span><text:span text:style-name="T82">les pages Web et leurs contrô</text:span><text:span text:style-name="T85">leurs construits par injection de dépendances (et non plus en JPA afin de maîtriser les ressources mémoire par une durée de vie des objets au plus court). </text:span><text:span text:style-name="T86">Une fois cette couche applicative réalisée, le premier micro-service est en mesure de produire du HTM une fois installé sur un serveur d’application et même de proposer une édition de données stockées en persistance.</text:span></text:p>
        </text:list-item>
        <text:list-item>
          <text:p text:style-name="P11"><text:soft-page-break/>Réalisation du second micro-service afin de valider l’architecture</text:p>
          <text:p text:style-name="P11">L’étape suivante consiste à faire échanger entre 2 micro-services des<text:span text:style-name="T85"> Data Transfer Object</text:span><text:span text:style-name="T82"> </text:span><text:span text:style-name="T85">(</text:span>et non des entités, il faut laisser les services se charger d’interfacer les entités avec les traitements métier). Le but est de faire afficher par un micro-service « Web » les données d’un micro-service « Données ». Il faut donc réaliser<text:span text:style-name="T82"> les classes utilitaires permettant la communication </text:span>avec ces 2 micro-services <text:span text:style-name="T82">en REST</text:span><text:span text:style-name="T85"> des objets Java (DTO </text:span>donc et<text:span text:style-name="T85"> non </text:span>les<text:span text:style-name="T85"> entités) alors packagés en JSON. Cette dernière partie a été automatisée avec un JSON construit avec le framework Jackson2 puis rempli par introspection de classe, factorisant ainsi un processus réclamant normalement une implémentation par DTO. </text:span>A ce stade de réalisation, après une édition des pages Web du micro-service « Web » il est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10">Intégration du SSO Keycloak sur sa machine virtuelle</text:p>
          <text:p text:style-name="P10">Rapidement après la <text:span text:style-name="T85">l’affichage des pages </text:span><text:span text:style-name="T86">et l</text:span>es échanges <text:span text:style-name="T85">d’objets entre micro-services</text:span>, le fait que la communication ne soit ni chiffrée en HTTPS ni protégée par un portail d’accès a posé problème. Keycloak, le SSO rete<text:span text:style-name="T86">nu par la DSI de mon entreprise</text:span>, a ainsi été mis en place et configuré. Cette seule étape a pris plusieurs mois mais une fois réussie, elle marche très bien. <text:span text:style-name="T86">Ce SSO est basé sur le protocole OpenID Connect, plus précisément l’implémentation OAuth 2.0. Cela a guidé le choix des outils permettant son implémentation dans le projet.</text:span></text:p>
        </text:list-item>
        <text:list-item>
          <text:p text:style-name="P10">Ajout d’un 3ème micro-service</text:p>
          <text:p text:style-name="P10">Il s’agissait surtout de valider la solution en prouvant que créer un service n’était pas contraignant et que cela avait un sens côté métier. Cette étape a effectivement été très rapide. <text:span text:style-name="T86">Ne sachant alors pas intégrer l’administration Wildfly à mon IDE pour le debug, j’ai écrit un script Batch listant les fichiers de configuration de Wildfly et effectuant les opérations de suppression et relance des war avec différentes tentatives si nécessaire. Le script a été poussé au point d’aller se mettre à jour si une version plus récente était déposée sur le serveur central de l’entreprise et fournissait des scores journaliers selon le nombre de relances effectuées entre autres ajouts. Ce n’était pas un 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span></text:p>
        </text:list-item>
        <text:list-item>
          <text:p text:style-name="P10">Ajout de traitements asynchrones</text:p>
          <text:p text:style-name="P10"><text:soft-page-break/><text:span text:style-name="T87">A</text:span>yant épluché la documentation des API REST <text:span text:style-name="T87">et balayé l’essentiel des cas d’usages du projet client, </text:span>il restait ce cas particulier des traitements asynchrones que je tenais à faire fonctionner pour que ceci ne soit pas un point bloquant lors de la description du besoin du projet client. La partie administration d’ActiveMQ est pour ceci <text:span text:style-name="T87">trop</text:span> légère <text:span text:style-name="T87">au sens où l</text:span><text:span text:style-name="T86">es files d’attente ne sont pas facilement visibles par une belle interface mais les services qui s’y inscrivent arrivent immédiatement à récupérer les données.</text:span></text:p>
        </text:list-item>
      </text:list>
      <text:p text:style-name="P5"><text:bookmark-start text:name="__RefHeading___Toc613_1940412153"/>Caractérisation des compétences mobilisées durant cette activité<text:bookmark-end text:name="__RefHeading___Toc613_1940412153"/></text:p>
      <text:p text:style-name="Text_20_body">Les compétences demandées sur le projet ont été pour certaines abordées : administration Unix, <text:span text:style-name="T86">administration d’un SSO, administration d’un serveur d’application Wildfly et d’une</text:span> base de données <text:span text:style-name="T86">PostGreSQL</text:span>, rédaction de scripts <text:span text:style-name="T87">batch</text:span>, autonomie, capacité d’adaptation et d’anticipation, culture informatique, rédaction de documentation, méthodologie ag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tyle:font-face style:name="Symbol" svg:font-family="Symbol"/>
    <style:font-face style:name="Times New Roman1" svg:font-family="'Times New Roman'"/>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fr" fo:country="FR" style:font-name-asian="Times New Roman1"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1"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MasterPage2" style:page-layout-name="Mpm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Collabora_Office/21.06.32.1$Android_AARCH64 LibreOffice_project/e211b5bd8f65</meta:generator>
    <meta:initial-creator/>
    <meta:creation-date/>
    <meta:editing-cycles>70</meta:editing-cycles>
    <meta:editing-duration>PT22H13M27S</meta:editing-duration>
    <dc:date>2023-04-18T22:29:39.154945198</dc:date>
    <meta:document-statistic meta:table-count="0" meta:image-count="0" meta:object-count="0" meta:page-count="12" meta:paragraph-count="79" meta:word-count="4523" meta:character-count="28325" meta:non-whitespace-character-count="23889"/>
  </office:meta>
</office:document-meta>
</file>